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75cm" fo:min-width="1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6cm" draw:marker-end="Arrowheads_20_1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="Arrowheads_20_2" draw:marker-start-width="0.326cm" draw:marker-end="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fill="none" draw:textarea-vertical-align="middle" draw:auto-grow-height="false" fo:min-height="8.282cm" fo:min-width="0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ot" draw:marker-end="Arrowheads_20_4" draw:marker-end-width="0.3cm" svg:stroke-linecap="butt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10.178cm" fo:min-width="0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0.51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0.891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2.757cm" fo:min-width="18.12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 loext:decorative="false"/>
      <style:paragraph-properties style:writing-mode="lr-tb"/>
    </style:style>
    <style:style style:name="gr25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1.134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loext:decorative="false"/>
      <style:paragraph-properties style:writing-mode="lr-tb"/>
    </style:style>
    <style:style style:name="gr27" style:family="graphic" style:parent-style-name="standard">
      <style:graphic-properties draw:fill="none" draw:textarea-vertical-align="middle" draw:auto-grow-height="false" fo:min-height="1.275cm" fo:min-width="0cm" fo:wrap-option="wrap" loext:decorative="fals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466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outline1">
      <style:graphic-properties fo:min-height="11.929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3_5f_-title">
      <style:graphic-properties fo:min-height="2.5cm" loext:decorative="false"/>
      <style:paragraph-properties style:writing-mode="lr-tb"/>
    </style:style>
    <style:style style:name="pr7" style:family="presentation" style:parent-style-name="Forestbird3_5f_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Forestbird3_5f__5f_-title">
      <style:graphic-properties fo:min-height="2.5cm" loext:decorative="false"/>
      <style:paragraph-properties style:writing-mode="lr-tb"/>
    </style:style>
    <style:style style:name="pr9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0" style:family="presentation" style:parent-style-name="Forestbird3_5f_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.293cm" loext:decorative="false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4.468cm" loext:decorative="false"/>
      <style:paragraph-properties style:writing-mode="lr-tb"/>
    </style:style>
    <style:style style:name="pr14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5" style:family="presentation" style:parent-style-name="Forestbird2-outline1">
      <style:graphic-properties fo:min-height="12cm" loext:decorative="false"/>
      <style:paragraph-properties style:writing-mode="lr-tb"/>
    </style:style>
    <style:style style:name="pr1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18" style:family="presentation" style:parent-style-name="Forestbird2_5f_-notes">
      <style:graphic-properties draw:fill-color="#ffffff" draw:auto-grow-height="true" fo:min-height="13.364cm" loext:decorative="false"/>
      <style:paragraph-properties style:writing-mode="lr-tb"/>
    </style:style>
    <style:style style:name="pr19" style:family="presentation" style:parent-style-name="Forestbird2_5f_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2_5f__5f_-notes">
      <style:graphic-properties draw:fill-color="#ffffff" draw:auto-grow-height="true" fo:min-height="13.364cm" loext:decorative="false"/>
      <style:paragraph-properties style:writing-mode="lr-tb"/>
    </style:style>
    <style:style style:name="pr21" style:family="presentation" style:parent-style-name="Forestbird2_5f__5f__5f_-title">
      <style:graphic-properties draw:auto-grow-height="true" fo:min-height="2.5cm" loext:decorative="false"/>
      <style:paragraph-properties style:writing-mode="lr-tb"/>
    </style:style>
    <style:style style:name="pr22" style:family="presentation" style:parent-style-name="Forestbird2_5f__5f__5f_-notes">
      <style:graphic-properties draw:fill-color="#ffffff" draw:auto-grow-height="true" fo:min-height="13.364cm" loext:decorative="false"/>
      <style:paragraph-properties style:writing-mode="lr-tb"/>
    </style:style>
    <style:style style:name="pr2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4" style:family="presentation" style:parent-style-name="Forestbird3_5f_-outline1">
      <style:graphic-properties fo:min-height="12cm" loext:decorative="false"/>
      <style:paragraph-properties style:writing-mode="lr-tb"/>
    </style:style>
    <style:style style:name="pr25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1.114cm" style:use-optimal-column-width="false"/>
    </style:style>
    <style:style style:name="co2" style:family="table-column">
      <style:table-column-properties style:column-width="3.813cm" style:use-optimal-column-width="false"/>
    </style:style>
    <style:style style:name="co3" style:family="table-column">
      <style:table-column-properties style:column-width="5.822cm" style:use-optimal-column-width="false"/>
    </style:style>
    <style:style style:name="co4" style:family="table-column">
      <style:table-column-properties style:column-width="2.462cm" style:use-optimal-column-width="false"/>
    </style:style>
    <style:style style:name="co5" style:family="table-column">
      <style:table-column-properties style:column-width="2.465cm" style:use-optimal-column-width="false"/>
    </style:style>
    <style:style style:name="co6" style:family="table-column">
      <style:table-column-properties style:column-width="3.487cm" style:use-optimal-column-width="false"/>
    </style:style>
    <style:style style:name="co7" style:family="table-column">
      <style:table-column-properties style:column-width="4.141cm" style:use-optimal-column-width="false"/>
    </style:style>
    <style:style style:name="co8" style:family="table-column">
      <style:table-column-properties style:column-width="4.233cm" style:use-optimal-column-width="false"/>
    </style:style>
    <style:style style:name="co9" style:family="table-column">
      <style:table-column-properties style:column-width="4.694cm" style:use-optimal-column-width="false"/>
    </style:style>
    <style:style style:name="co10" style:family="table-column">
      <style:table-column-properties style:column-width="3.396cm" style:use-optimal-column-width="false"/>
    </style:style>
    <style:style style:name="co11" style:family="table-column">
      <style:table-column-properties style:column-width="5.171cm" style:use-optimal-column-width="false"/>
    </style:style>
    <style:style style:name="co12" style:family="table-column">
      <style:table-column-properties style:column-width="4.494cm" style:use-optimal-column-width="false"/>
    </style:style>
    <style:style style:name="co13" style:family="table-column">
      <style:table-column-properties style:column-width="4.341cm" style:use-optimal-column-width="false"/>
    </style:style>
    <style:style style:name="co14" style:family="table-column">
      <style:table-column-properties style:column-width="4.018cm" style:use-optimal-column-width="false"/>
    </style:style>
    <style:style style:name="co15" style:family="table-column">
      <style:table-column-properties style:column-width="2.784cm" style:use-optimal-column-width="false"/>
    </style:style>
    <style:style style:name="co16" style:family="table-column">
      <style:table-column-properties style:column-width="4.785cm" style:use-optimal-column-width="false"/>
    </style:style>
    <style:style style:name="co17" style:family="table-column">
      <style:table-column-properties style:column-width="2.393cm" style:use-optimal-column-width="false"/>
    </style:style>
    <style:style style:name="co18" style:family="table-column">
      <style:table-column-properties style:column-width="4.172cm" style:use-optimal-column-width="false"/>
    </style:style>
    <style:style style:name="co19" style:family="table-column">
      <style:table-column-properties style:column-width="4.218cm" style:use-optimal-column-width="false"/>
    </style:style>
    <style:style style:name="co20" style:family="table-column">
      <style:table-column-properties style:column-width="3.13cm" style:use-optimal-column-width="false"/>
    </style:style>
    <style:style style:name="ro1" style:family="table-row">
      <style:table-row-properties style:row-height="0.732cm" style:use-optimal-row-height="false"/>
    </style:style>
    <style:style style:name="ro2" style:family="table-row">
      <style:table-row-properties style:row-height="0.879cm" style:use-optimal-row-height="false"/>
    </style:style>
    <style:style style:name="ro3" style:family="table-row">
      <style:table-row-properties style:row-height="0.734cm" style:use-optimal-row-height="false"/>
    </style:style>
    <style:style style:name="ro4" style:family="table-row">
      <style:table-row-properties style:row-height="0.696cm" style:use-optimal-row-height="false"/>
    </style:style>
    <style:style style:name="ro5" style:family="table-row">
      <style:table-row-properties style:row-height="0.221cm" style:use-optimal-row-height="false"/>
    </style:style>
    <style:style style:name="ce1" style:family="table-cell">
      <style:paragraph-properties fo:text-align="center" fo:border="0.85pt solid #666666"/>
      <style:text-properties style:font-name="Consolas1"/>
    </style:style>
    <style:style style:name="ce2" style:family="table-cell">
      <style:paragraph-properties fo:text-align="center" fo:border="0.85pt solid #666666"/>
      <style:text-properties style:font-name="Consolas1" fo:font-size="14pt" style:font-size-asian="14pt" style:font-size-complex="14pt"/>
    </style:style>
    <style:style style:name="ce3" style:family="table-cell">
      <style:paragraph-properties fo:text-align="center"/>
      <style:text-properties style:font-name="Consolas1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align="start" fo:text-indent="0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Consolas1" fo:font-size="14pt" style:font-size-asian="14pt" style:font-size-complex="14pt"/>
    </style:style>
    <style:style style:name="P15" style:family="paragraph">
      <style:paragraph-properties fo:text-align="center"/>
      <style:text-properties style:font-name="Consolas1"/>
    </style:style>
    <style:style style:name="P16" style:family="paragraph">
      <style:paragraph-properties fo:text-align="center"/>
      <style:text-properties style:font-name="Consolas1" fo:font-size="14pt" style:font-size-asian="14pt" style:font-size-complex="14pt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style:font-name="Liberation Sans2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14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.374cm" fo:margin-bottom="0cm" fo:text-indent="0cm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loext:graphic-properties draw:fill-color="#ffffff"/>
      <style:paragraph-properties fo:margin-left="0cm" fo:margin-right="0cm" fo:margin-top="0.374cm" fo:margin-bottom="0cm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nsolas1" fo:font-size="14pt" style:font-size-asian="14pt" style:font-size-complex="14pt"/>
    </style:style>
    <style:style style:name="P27" style:family="paragraph">
      <loext:graphic-properties draw:fill="none"/>
    </style:style>
    <style:style style:name="P28" style:family="paragraph">
      <style:text-properties style:font-name="Liberation Sans2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465a4" loext:opacity="100%" style:font-name="Consolas1" fo:font-size="14pt" style:font-size-asian="14pt" style:font-size-complex="14pt"/>
    </style:style>
    <style:style style:name="T3" style:family="text">
      <style:text-properties style:font-name="Consolas1" fo:font-size="14pt" style:font-size-asian="14pt" style:font-size-complex="14pt"/>
    </style:style>
    <style:style style:name="T4" style:family="text">
      <style:text-properties fo:color="#81aca6" loext:opacity="100%" style:font-name="Consolas1" fo:font-size="14pt" style:font-size-asian="14pt" style:font-size-complex="14pt"/>
    </style:style>
    <style:style style:name="T5" style:family="text">
      <style:text-properties fo:color="#000000" loext:opacity="100%" style:font-name="Consolas1" fo:font-size="14pt" style:font-size-asian="14pt" style:font-size-complex="14pt"/>
    </style:style>
    <style:style style:name="T6" style:family="text">
      <style:text-properties fo:color="#ffa6a6" loext:opacity="100%" style:font-name="Consolas1" fo:font-size="14pt" style:font-size-asian="14pt" style:font-size-complex="14pt"/>
    </style:style>
    <style:style style:name="T7" style:family="text">
      <style:text-properties style:use-window-font-color="true" loext:opacity="0%" style:font-name="Consolas1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4pt"/>
    </style:style>
    <style:style style:name="T10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Consolas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81aca6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a6a6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8% 58%"/>
    </style:style>
    <style:style style:name="T24" style:family="text">
      <style:text-properties style:font-name="Liberation Sans2"/>
    </style:style>
    <style:style style:name="T25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Postgres - Insights</text:p>
          </draw:text-box>
        </draw:frame>
        <draw:frame presentation:style-name="pr2" draw:layer="layout" svg:width="25cm" svg:height="9cm" svg:x="1.5cm" svg:y="3.5cm" presentation:class="outline" presentation:user-transformed="true">
          <draw:text-box>
            <text:p>Agenda</text:p>
            <text:list text:style-name="L2">
              <text:list-item>
                <text:p>Database Page Layout</text:p>
              </text:list-item>
              <text:list-item>
                <text:p>System Catalog Tables</text:p>
              </text:list-item>
              <text:list-item>
                <text:p>Indexing</text:p>
              </text:list-item>
              <text:list-item>
                <text:p>Explain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custom-shape draw:style-name="gr2" draw:text-style-name="P3" draw:layer="layout" svg:width="19.5cm" svg:height="9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.5cm" svg:x="1.5cm" svg:y="3.5cm">
          <text:p text:style-name="P4">PageHeaderDat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5cm" svg:x="17.5cm" svg:y="11cm">
          <text:p text:style-name="P4">Special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cm" svg:height="1.5cm" svg:x="10.5cm" svg:y="11cm">
          <text:p text:style-name="P4">Item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cm" svg:height="1.5cm" svg:x="3.5cm" svg:y="11cm">
          <text:p text:style-name="P4">Ite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4.3cm" svg:x2="13.5cm" svg:y2="4.3cm">
          <text:p/>
        </draw:line>
        <draw:frame draw:style-name="gr7" draw:text-style-name="P7" draw:layer="layout" svg:width="1.5cm" svg:height="1cm" svg:x="13.3cm" svg:y="4.2cm">
          <draw:text-box>
            <text:p>...</text:p>
          </draw:text-box>
        </draw:frame>
        <draw:frame draw:style-name="gr7" draw:text-style-name="P7" draw:layer="layout" svg:width="1.5cm" svg:height="1cm" svg:x="1.5cm" svg:y="11.5cm">
          <draw:text-box>
            <text:p>...</text:p>
          </draw:text-box>
        </draw:frame>
        <draw:line draw:style-name="gr8" draw:text-style-name="P6" draw:layer="layout" svg:x1="2.5cm" svg:y1="11.8cm" svg:x2="3.5cm" svg:y2="11.8cm">
          <text:p/>
        </draw:line>
        <draw:custom-shape draw:style-name="gr9" draw:text-style-name="P8" draw:layer="layout" svg:width="1cm" svg:height="9cm" svg:x="21.5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5cm" svg:height="2cm" svg:x="22.5cm" svg:y="7cm">
          <draw:text-box>
            <text:p>8192 bytes</text:p>
            <text:p>(8kb)</text:p>
          </draw:text-box>
        </draw:frame>
        <draw:custom-shape draw:style-name="gr11" draw:text-style-name="P5" xml:id="id1" draw:id="id1" draw:layer="layout" svg:width="2.5cm" svg:height="1.5cm" svg:x="7.5cm" svg:y="3.5cm">
          <text:p text:style-name="P4">ItemId</text:p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2.5cm" svg:height="1.5cm" svg:x="10cm" svg:y="3.5cm">
          <text:p text:style-name="P4">ItemId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cm" svg:x="12.5cm" svg:y="7.5cm">
          <draw:text-box>
            <text:p text:style-name="P9">Free space</text:p>
          </draw:text-box>
        </draw:frame>
        <draw:connector draw:style-name="gr13" draw:text-style-name="P8" draw:layer="layout" draw:type="curve" svg:x1="8.75cm" svg:y1="5cm" svg:x2="14cm" svg:y2="11cm" draw:start-shape="id1" draw:start-glue-point="2" draw:end-shape="id2" draw:end-glue-point="0" svg:d="M8750 5000c0 4500 5250 1500 5250 6000" svg:viewBox="0 0 5251 6001">
          <text:p/>
        </draw:connector>
        <draw:connector draw:style-name="gr13" draw:text-style-name="P8" draw:layer="layout" draw:type="curve" svg:x1="11.25cm" svg:y1="5cm" svg:x2="7cm" svg:y2="11cm" draw:start-shape="id3" draw:start-glue-point="2" draw:end-shape="id4" draw:end-glue-point="0" svg:d="M11250 5000c0 4500-4250 1500-4250 6000" svg:viewBox="0 0 4251 6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1"><text:span text:style-name="T1">Postgres uses a fixed page size to physicaly store data on disk.</text:span></text:p>
              <text:list text:style-name="L4">
                <text:list-header>
                  <text:p><text:span text:style-name="T1"/></text:p>
                </text:list-header>
                <text:list-item>
                  <text:p text:style-name="P12"><text:span text:style-name="T1">PageHeaderData: Contains general information about the page, including free space pointers. (24 bytes)</text:span></text:p>
                </text:list-item>
                <text:list-item>
                  <text:p text:style-name="P12"><text:span text:style-name="T1">ItemId: is an array of pointers to the actual data. (4 bytes per item) </text:span></text:p>
                </text:list-item>
                <text:list-item>
                  <text:p text:style-name="P12"><text:span text:style-name="T1">Items: is the data itself. For pages storing tables these are rows, for pages storing indexes these are index entries.</text:span></text:p>
                </text:list-item>
                <text:list-item>
                  <text:p text:style-name="P12"><text:span text:style-name="T1">Special space is mostly empty. B-tree indexes store pointers to the next and previous page.</text:span></text:p>
                </text:list-item>
              </text:list>
              <text:p text:style-name="P12"><text:span text:style-name="T1"/></text:p>
              <text:p text:style-name="P12"><text:span text:style-name="T1">Something important to mention is that the Items/Tuples/Rows can’t be bigger that 8kb.</text:span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>ref: https://www.postgresql.org/docs/current/storage-page-layout.html</text:span></text:p>
            </draw:text-box>
          </draw:frame>
        </presentation:notes>
      </draw:page>
      <draw:page draw:name="page3" draw:style-name="dp1" draw:master-page-name="Forestbird3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4" draw:text-style-name="P14" draw:layer="layout" svg:width="14cm" svg:height="3.5cm" svg:x="1.5cm" svg:y="3cm">
          <draw:text-box>
            <text:p><text:span text:style-name="T2">CREATE TABLE</text:span><text:span text:style-name="T3"> customer</text:span></text:p>
            <text:p><text:span text:style-name="T3">(</text:span></text:p>
            <text:p><text:span text:style-name="T3"><text:s text:c="4"/></text:span><text:span text:style-name="T3">id </text:span><text:span text:style-name="T2">BIGINT NOT NULL</text:span><text:span text:style-name="T3">, </text:span><text:span text:style-name="T4">-- 8 bytes</text:span></text:p>
            <text:p><text:span text:style-name="T3"><text:s text:c="4"/></text:span><text:span text:style-name="T3">full_name </text:span><text:span text:style-name="T2">VARCHAR(100) NOT NULL</text:span><text:span text:style-name="T3">, </text:span><text:span text:style-name="T4">-- 100 bytes</text:span></text:p>
            <text:p><text:span text:style-name="T3"><text:s text:c="4"/></text:span><text:span text:style-name="T3">email </text:span><text:span text:style-name="T2">VARCHAR(100) NOT NULL</text:span><text:span text:style-name="T3"> </text:span><text:span text:style-name="T4">-- 100 bytes</text:span></text:p>
            <text:p><text:span text:style-name="T3">); </text:span><text:span text:style-name="T4">-- 208 bytes</text:span></text:p>
          </draw:text-box>
        </draw:frame>
        <draw:frame draw:style-name="gr14" draw:text-style-name="P14" draw:layer="layout" svg:width="14cm" svg:height="3.5cm" svg:x="1.5cm" svg:y="7.5cm">
          <draw:text-box>
            <text:p><text:span text:style-name="T2">INSERT INTO</text:span><text:span text:style-name="T5"> customer (id, full_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, 10) AS id;</text:span></text:p>
          </draw:text-box>
        </draw:frame>
        <draw:frame draw:style-name="gr15" draw:layer="layout" svg:width="10.748cm" svg:height="8.494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3">id</text:span></text:p>
              </table:table-cell>
              <table:table-cell>
                <text:p text:style-name="P15"><text:span text:style-name="T3">full_name</text:span></text:p>
              </table:table-cell>
              <table:table-cell>
                <text:p text:style-name="P15"><text:span text:style-name="T3">email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1</text:span></text:p>
              </table:table-cell>
              <table:table-cell>
                <text:p text:style-name="P15"><text:span text:style-name="T3">Customer 1</text:span></text:p>
              </table:table-cell>
              <table:table-cell>
                <text:p text:style-name="P15"><text:span text:style-name="T3">customer1@gmail.com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2</text:span></text:p>
              </table:table-cell>
              <table:table-cell>
                <text:p text:style-name="P15"><text:span text:style-name="T3">Customer 2</text:span></text:p>
              </table:table-cell>
              <table:table-cell>
                <text:p text:style-name="P15"><text:span text:style-name="T3">customer2@gmail.com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3</text:span></text:p>
              </table:table-cell>
              <table:table-cell>
                <text:p text:style-name="P15"><text:span text:style-name="T3">Customer 3</text:span></text:p>
              </table:table-cell>
              <table:table-cell>
                <text:p text:style-name="P15"><text:span text:style-name="T3">customer3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4</text:span></text:p>
              </table:table-cell>
              <table:table-cell>
                <text:p text:style-name="P15"><text:span text:style-name="T3">Customer 4</text:span></text:p>
              </table:table-cell>
              <table:table-cell>
                <text:p text:style-name="P15"><text:span text:style-name="T3">customer4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5</text:span></text:p>
              </table:table-cell>
              <table:table-cell>
                <text:p text:style-name="P15"><text:span text:style-name="T3">Customer 5</text:span></text:p>
              </table:table-cell>
              <table:table-cell>
                <text:p text:style-name="P15"><text:span text:style-name="T3">customer5@gmail.com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">6</text:span></text:p>
              </table:table-cell>
              <table:table-cell>
                <text:p text:style-name="P16"><text:span text:style-name="T3">Customer 6</text:span></text:p>
              </table:table-cell>
              <table:table-cell>
                <text:p text:style-name="P16"><text:span text:style-name="T3">customer6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7</text:span></text:p>
              </table:table-cell>
              <table:table-cell>
                <text:p text:style-name="P15"><text:span text:style-name="T3">Customer 7</text:span></text:p>
              </table:table-cell>
              <table:table-cell>
                <text:p text:style-name="P15"><text:span text:style-name="T3">customer7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8</text:span></text:p>
              </table:table-cell>
              <table:table-cell>
                <text:p text:style-name="P15"><text:span text:style-name="T3">Customer 8</text:span></text:p>
              </table:table-cell>
              <table:table-cell>
                <text:p text:style-name="P15"><text:span text:style-name="T3">customer8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9</text:span></text:p>
              </table:table-cell>
              <table:table-cell>
                <text:p text:style-name="P15"><text:span text:style-name="T3">Customer 9</text:span></text:p>
              </table:table-cell>
              <table:table-cell>
                <text:p text:style-name="P15"><text:span text:style-name="T3">customer9@gmail.com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3">10</text:span></text:p>
              </table:table-cell>
              <table:table-cell>
                <text:p text:style-name="P15"><text:span text:style-name="T3">Customer 10</text:span></text:p>
              </table:table-cell>
              <table:table-cell>
                <text:p text:style-name="P15"><text:span text:style-name="T3">customer10@gmail.co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4" draw:layer="layout" svg:width="14cm" svg:height="1.736cm" svg:x="1.5cm" svg:y="12cm">
          <draw:text-box>
            <text:p><text:span text:style-name="T2">VACUUM </text:span><text:span text:style-name="T7">customer; </text:span><text:span text:style-name="T4">-- Update statistics</text:span></text:p>
            <text:p><text:span text:style-name="T2"/></text:p>
            <text:p><text:span text:style-name="T2">SELECT</text:span><text:span text:style-name="T3"> pg_table_size(</text:span><text:span text:style-name="T6">'customer'</text:span><text:span text:style-name="T3">);</text:span></text:p>
          </draw:text-box>
        </draw:frame>
        <draw:custom-shape draw:style-name="gr17" draw:text-style-name="P8" draw:layer="layout" svg:width="1cm" svg:height="11cm" draw:transform="rotate (-1.5707963267949) translate (27cm 11.5cm)">
          <text:p/>
          <draw:enhanced-geometry svg:viewBox="0 0 21600 21600" draw:glue-points="0 0 0 21600 21600 10800" draw:text-areas="0 ?f9 7800 ?f10" draw:type="right-brace" draw:modifiers="1800 17543.4960458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4cm" svg:height="1cm" svg:x="16.5cm" svg:y="12.5cm">
          <draw:text-box>
            <text:p>2080 by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>
            <draw:text-box>
              <text:p text:style-name="P12"><text:span text:style-name="T1">Let’s create a table customer, with these 3 attributes: id, fullname and email. A total of 208 bytes per row.</text:span></text:p>
              <text:p text:style-name="P12"><text:span text:style-name="T1"/></text:p>
              <text:p text:style-name="P12"><text:span text:style-name="T1">We insert 10 rows, that gives us 2080bytes.</text:span></text:p>
              <text:p text:style-name="P12"><text:span text:style-name="T1"/></text:p>
              <text:p text:style-name="P12"><text:span text:style-name="T1">What do you think is the actual size of the table?</text:span></text:p>
              <text:p text:style-name="P12"><text:span text:style-name="T1"/></text:p>
              <text:p text:style-name="P12"><text:span text:style-name="T1">Also note that we are using </text:span></text:p>
              <text:p text:style-name="P12"><text:span text:style-name="T1">pg_relation_size('customer')</text:span></text:p>
              <text:p text:style-name="P12"><text:span text:style-name="T1"/></text:p>
              <text:p text:style-name="P12"><text:span text:style-name="T1">Because </text:span></text:p>
              <text:p text:style-name="P12"><text:span text:style-name="T1">pg_table_size('customer')</text:span></text:p>
              <text:p text:style-name="P12"><text:span text:style-name="T1"/></text:p>
              <text:p text:style-name="P12"><text:span text:style-name="T1">Will include main data + free space map (FSM) + visibility map (VM) + init.</text:span></text:p>
            </draw:text-box>
          </draw:frame>
        </presentation:notes>
      </draw:page>
      <draw:page draw:name="page4" draw:style-name="dp1" draw:master-page-name="Forestbird3_5f__5f_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5" draw:layer="layout" svg:width="10.748cm" svg:height="2.783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5"><text:span text:style-name="T3">id</text:span></text:p>
              </table:table-cell>
              <table:table-cell>
                <text:p text:style-name="P15"><text:span text:style-name="T3">full_name</text:span></text:p>
              </table:table-cell>
              <table:table-cell>
                <text:p text:style-name="P15"><text:span text:style-name="T3">email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3">1</text:span></text:p>
              </table:table-cell>
              <table:table-cell>
                <text:p text:style-name="P15"><text:span text:style-name="T3">Customer 1</text:span></text:p>
              </table:table-cell>
              <table:table-cell>
                <text:p text:style-name="P15"><text:span text:style-name="T3">customer1@gmail.com</text:span></text:p>
              </table:table-cell>
            </table:table-row>
            <table:table-row table:style-name="ro4" table:default-cell-style-name="ce2"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3">40</text:span></text:p>
              </table:table-cell>
              <table:table-cell>
                <text:p text:style-name="P15"><text:span text:style-name="T3">Customer 40</text:span></text:p>
              </table:table-cell>
              <table:table-cell>
                <text:p text:style-name="P15"><text:span text:style-name="T3">customer40@gmail.co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4" draw:layer="layout" svg:width="14.512cm" svg:height="1.5cm" svg:x="1.5cm" svg:y="3cm">
          <draw:text-box>
            <text:p><text:span text:style-name="T2">SELECT</text:span><text:span text:style-name="T3"> pg_relation_size(</text:span><text:span text:style-name="T6">'customer'</text:span><text:span text:style-name="T3">); </text:span><text:span text:style-name="T4">-- 8192 bytes.</text:span></text:p>
          </draw:text-box>
        </draw:frame>
        <draw:custom-shape draw:style-name="gr17" draw:text-style-name="P8" draw:layer="layout" svg:width="1cm" svg:height="11cm" draw:transform="rotate (-1.5707963267949) translate (27.1cm 5.9cm)">
          <text:p/>
          <draw:enhanced-geometry svg:viewBox="0 0 21600 21600" draw:glue-points="0 0 0 21600 21600 10800" draw:text-areas="0 ?f9 7800 ?f10" draw:type="right-brace" draw:modifiers="1800 5271.884374147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10cm" svg:height="1cm" svg:x="16.4cm" svg:y="7cm">
          <draw:text-box>
            <text:p><text:span text:style-name="T8">208 bytes x 40 rows = 8320 bytes</text:span></text:p>
          </draw:text-box>
        </draw:frame>
        <draw:frame draw:style-name="gr14" draw:text-style-name="P14" draw:layer="layout" svg:width="14cm" svg:height="3.5cm" svg:x="1.5cm" svg:y="4.5cm">
          <draw:text-box>
            <text:p><text:span text:style-name="T2">INSERT INTO</text:span><text:span text:style-name="T5"> customer (id, full_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1, 40) AS id;</text:span></text:p>
          </draw:text-box>
        </draw:frame>
        <draw:frame presentation:style-name="pr9" draw:text-style-name="P19" draw:layer="layout" svg:width="25cm" svg:height="1cm" svg:x="1.5cm" svg:y="11.3cm" presentation:class="outline" presentation:user-transformed="true">
          <draw:text-box>
            <text:p text:style-name="P4">Why table size is still 8192 bytes?</text:p>
          </draw:text-box>
        </draw:frame>
        <draw:frame presentation:style-name="pr9" draw:text-style-name="P19" draw:layer="layout" svg:width="25cm" svg:height="1cm" svg:x="1.5cm" svg:y="12.7cm" presentation:class="outline" presentation:user-transformed="true">
          <draw:text-box>
            <text:p text:style-name="P4">Where is metadata stored?</text:p>
          </draw:text-box>
        </draw:frame>
        <draw:frame draw:style-name="gr16" draw:text-style-name="P14" draw:layer="layout" svg:width="14.512cm" svg:height="1.736cm" svg:x="1.5cm" svg:y="8.9cm">
          <draw:text-box>
            <text:p text:style-name="P20"><text:span text:style-name="T2">VACUUM </text:span><text:span text:style-name="T7">customer; </text:span><text:span text:style-name="T4">-- Update statistics</text:span></text:p>
            <text:p text:style-name="P20"><text:span text:style-name="T4"/></text:p>
            <text:p><text:span text:style-name="T2">SELECT</text:span><text:span text:style-name="T3"> pg_relation_size(</text:span><text:span text:style-name="T6">'customer'</text:span><text:span text:style-name="T3">); </text:span><text:span text:style-name="T4">-- 8192 byt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1" draw:layer="layout" svg:width="16.799cm" svg:height="13.364cm" svg:x="2.1cm" svg:y="14.107cm" presentation:class="notes" presentation:user-transformed="true">
            <draw:text-box>
              <text:p text:style-name="P12"><text:span text:style-name="T9">The actual size of the table is 8182 bytes because that is the minimum page size. </text:span></text:p>
              <text:p text:style-name="P12"><text:span text:style-name="T9"/></text:p>
              <text:p text:style-name="P12"><text:span text:style-name="T9">When data grows and takes over the whole page size, a new page will be created. </text:span></text:p>
              <text:p text:style-name="P12"><text:span text:style-name="T9"/></text:p>
              <text:p text:style-name="P12"><text:span text:style-name="T9">Where is metadata like column name, column type stored?</text:span></text:p>
              <text:p text:style-name="P12"><text:span text:style-name="T9"/></text:p>
            </draw:text-box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22">System Catalog Tables</text:p>
          </draw:text-box>
        </draw:frame>
        <draw:frame draw:style-name="gr18" draw:text-style-name="P14" draw:layer="layout" svg:width="22.5cm" svg:height="10.764cm" svg:x="1.5cm" svg:y="3cm">
          <draw:text-box>
            <text:p><text:span text:style-name="T2">SELECT</text:span><text:span text:style-name="T3"> nspname </text:span></text:p>
            <text:p><text:span text:style-name="T2">FROM</text:span><text:span text:style-name="T3"> </text:span><text:span text:style-name="T10">pg_namespace</text:span><text:span text:style-name="T3">; </text:span><text:span text:style-name="T4">-- List all schemas</text:span></text:p>
            <text:p><text:span text:style-name="T5"/></text:p>
            <text:p><text:span text:style-name="T5"/></text:p>
            <text:p><text:span text:style-name="T2">SELECT</text:span></text:p>
            <text:p><text:span text:style-name="T11"><text:s text:c="4"/></text:span><text:span text:style-name="T11">oid, </text:span><text:span text:style-name="T4">-- Object identifier</text:span><text:span text:style-name="T2"> </text:span></text:p>
            <text:p><text:span text:style-name="T4"><text:s text:c="4"/></text:span><text:span text:style-name="T5">relname,</text:span><text:span text:style-name="T4"> -- Relation name</text:span></text:p>
            <text:p><text:span text:style-name="T4"><text:s text:c="4"/></text:span><text:span text:style-name="T5">relkind,</text:span><text:span text:style-name="T4"> -- Table (r), Index (i), View (v), TOAST(t) <text:s/></text:span></text:p>
            <text:p><text:span text:style-name="T4"><text:s text:c="4"/></text:span><text:span text:style-name="T5">relpages,</text:span><text:span text:style-name="T4"> -- Number of pages</text:span></text:p>
            <text:p><text:span text:style-name="T4"><text:s text:c="4"/></text:span><text:span text:style-name="T5">reltuples,</text:span><text:span text:style-name="T4"> -- Number of rows</text:span></text:p>
            <text:p><text:span text:style-name="T4"><text:s text:c="4"/></text:span><text:span text:style-name="T5">relhasindex</text:span><text:span text:style-name="T4"> <text:s/>-- Has an index</text:span></text:p>
            <text:p><text:span text:style-name="T2">FROM</text:span><text:span text:style-name="T4"> </text:span><text:span text:style-name="T12">pg_class</text:span><text:span text:style-name="T5"> </text:span></text:p>
            <text:p><text:span text:style-name="T2">WHERE</text:span><text:span text:style-name="T4"> </text:span><text:span text:style-name="T5">relname = </text:span><text:span text:style-name="T6">'customer'</text:span><text:span text:style-name="T5">;</text:span></text:p>
            <text:p><text:span text:style-name="T5"/></text:p>
            <text:p text:style-name="P20"><text:span text:style-name="T2"/></text:p>
            <text:p><text:span text:style-name="T5"/></text:p>
            <text:p><text:span text:style-name="T5"/></text:p>
            <text:p><text:span text:style-name="T2"/></text:p>
            <text:p><text:span text:style-name="T3"/></text:p>
          </draw:text-box>
        </draw:frame>
        <draw:frame draw:style-name="gr15" draw:layer="layout" svg:width="21.481cm" svg:height="1.391cm" svg:x="1.725cm" svg:y="10.753cm">
          <table:table table:template-name="blue-gray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3">
              <table:table-cell>
                <text:p text:style-name="P16">oid</text:p>
              </table:table-cell>
              <table:table-cell>
                <text:p text:style-name="P16">relname</text:p>
              </table:table-cell>
              <table:table-cell>
                <text:p text:style-name="P16">relkind</text:p>
              </table:table-cell>
              <table:table-cell>
                <text:p text:style-name="P16">relpages</text:p>
              </table:table-cell>
              <table:table-cell>
                <text:p text:style-name="P16">reltuples</text:p>
              </table:table-cell>
              <table:table-cell>
                <text:p text:style-name="P16">relhasindex</text:p>
              </table:table-cell>
            </table:table-row>
            <table:table-row table:style-name="ro4" table:default-cell-style-name="ce3">
              <table:table-cell>
                <text:p text:style-name="P16">32781</text:p>
              </table:table-cell>
              <table:table-cell>
                <text:p text:style-name="P16">customer</text:p>
              </table:table-cell>
              <table:table-cell>
                <text:p text:style-name="P16">r</text:p>
              </table:table-cell>
              <table:table-cell>
                <text:p text:style-name="P16">1</text:p>
              </table:table-cell>
              <table:table-cell>
                <text:p text:style-name="P16">40</text:p>
              </table:table-cell>
              <table:table-cell>
                <text:p text:style-name="P16">f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25" draw:layer="layout" svg:width="19cm" svg:height="14.293cm" svg:x="1cm" svg:y="14.207cm" presentation:class="notes" presentation:user-transformed="true">
            <draw:text-box>
              <text:p text:style-name="P23"><text:span text:style-name="T1">Tables that store schema metadata.</text:span></text:p>
              <text:list text:style-name="L4">
                <text:list-item>
                  <text:p text:style-name="P23"><text:span text:style-name="T13">pg_namespace</text:span><text:span text:style-name="T1">: contains information about database schemas</text:span></text:p>
                </text:list-item>
                <text:list-item>
                  <text:p text:style-name="P23"><text:span text:style-name="T13">pg_class</text:span><text:span text:style-name="T1">: contains information about different type of objetcs like tables, views, indexes. Inclides the number of rows and the table size on disk.</text:span></text:p>
                  <text:list>
                    <text:list-item>
                      <text:p text:style-name="P23"><text:span text:style-name="T1">We can see here that the relation kind is `r` which means it is a table.</text:span></text:p>
                    </text:list-item>
                    <text:list-item>
                      <text:p text:style-name="P23"><text:span text:style-name="T1">We can also see the number of pages is 1 and number of tuples is 40 as expected.</text:span></text:p>
                    </text:list-item>
                    <text:list-item>
                      <text:p text:style-name="P23"><text:span text:style-name="T1">It also shows that the relation does not have an index.</text:span></text:p>
                    </text:list-item>
                    <text:list-item>
                      <text:p text:style-name="P23"><text:span text:style-name="T1"/></text:p>
                    </text:list-item>
                  </text:list>
                </text:list-item>
                <text:list-item>
                  <text:p text:style-name="P23"><text:span text:style-name="T13">pg_index</text:span><text:span text:style-name="T1">: contains information about indexes. </text:span></text:p>
                </text:list-item>
              </text:list>
              <text:p text:style-name="P23"><text:span text:style-name="T1"/></text:p>
              <text:p text:style-name="P24"><text:span text:style-name="T1">ref: </text:span></text:p>
              <text:p text:style-name="P24"><text:span text:style-name="T1"><text:a xlink:href="https://www.postgresql.org/docs/current/catalogs.html" xlink:type="simple">https://www.postgresql.org/docs/current/catalogs.html</text:a></text:span></text:p>
            </draw:text-box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22">System Catalog Tables</text:p>
          </draw:text-box>
        </draw:frame>
        <draw:frame draw:style-name="gr18" draw:text-style-name="P14" draw:layer="layout" svg:width="22.5cm" svg:height="10.764cm" svg:x="1.5cm" svg:y="3cm">
          <draw:text-box>
            <text:p text:style-name="P20"><text:span text:style-name="T2">CREATE INDEX </text:span><text:span text:style-name="T7">ix_customer</text:span><text:span text:style-name="T2"> ON </text:span><text:span text:style-name="T7">customer </text:span><text:span text:style-name="T2">USING </text:span><text:span text:style-name="T7">btree (id, email);</text:span></text:p>
            <text:p text:style-name="P20"><text:span text:style-name="T2"/></text:p>
            <text:p text:style-name="P20"><text:span text:style-name="T2"/></text:p>
            <text:p text:style-name="P20"><text:span text:style-name="T2">SELECT</text:span></text:p>
            <text:p text:style-name="P20"><text:span text:style-name="T2"><text:tab/></text:span><text:span text:style-name="T5">indisunique, </text:span><text:span text:style-name="T4">-- Is unique</text:span></text:p>
            <text:p text:style-name="P20"><text:span text:style-name="T5"><text:tab/></text:span><text:span text:style-name="T5">indisprimary, </text:span><text:span text:style-name="T4">-- Is primary key</text:span></text:p>
            <text:p text:style-name="P20"><text:span text:style-name="T5"><text:tab/></text:span><text:span text:style-name="T5">indisclustered, </text:span><text:span text:style-name="T4">-- Is clustered</text:span></text:p>
            <text:p text:style-name="P20"><text:span text:style-name="T5"><text:tab/></text:span><text:span text:style-name="T5">indkey, </text:span><text:span text:style-name="T4">-- Array of columns included in the index</text:span></text:p>
            <text:p text:style-name="P20"><text:span text:style-name="T5"><text:tab/></text:span><text:span text:style-name="T5">indpred </text:span><text:span text:style-name="T4">-- Predicate for the index, example: price &gt; 100</text:span></text:p>
            <text:p text:style-name="P20"><text:span text:style-name="T2">FROM</text:span><text:span text:style-name="T5"> </text:span><text:span text:style-name="T12">pg_index</text:span></text:p>
            <text:p text:style-name="P20"><text:span text:style-name="T2">WHERE</text:span><text:span text:style-name="T5"> indexrelid = </text:span><text:span text:style-name="T6">'ix_customer'</text:span><text:span text:style-name="T5">::regclass;</text:span></text:p>
            <text:p><text:span text:style-name="T5"/></text:p>
            <text:p text:style-name="P20"><text:span text:style-name="T2"/></text:p>
            <text:p><text:span text:style-name="T5"/></text:p>
            <text:p><text:span text:style-name="T5"/></text:p>
            <text:p><text:span text:style-name="T2"/></text:p>
            <text:p><text:span text:style-name="T3"/></text:p>
          </draw:text-box>
        </draw:frame>
        <draw:frame draw:style-name="gr15" draw:layer="layout" svg:width="21.419cm" svg:height="1.391cm" svg:x="1.725cm" svg:y="10.753cm">
          <table:table table:template-name="blue-gray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ce3">
              <table:table-cell>
                <text:p text:style-name="P16">indisunique</text:p>
              </table:table-cell>
              <table:table-cell>
                <text:p text:style-name="P16">indisprimary</text:p>
              </table:table-cell>
              <table:table-cell>
                <text:p text:style-name="P16">indisclustered</text:p>
              </table:table-cell>
              <table:table-cell>
                <text:p text:style-name="P16">indkey</text:p>
              </table:table-cell>
              <table:table-cell>
                <text:p text:style-name="P16">indpred</text:p>
              </table:table-cell>
            </table:table-row>
            <table:table-row table:style-name="ro4" table:default-cell-style-name="ce3">
              <table:table-cell>
                <text:p text:style-name="P16">f</text:p>
              </table:table-cell>
              <table:table-cell>
                <text:p text:style-name="P16">f</text:p>
              </table:table-cell>
              <table:table-cell>
                <text:p text:style-name="P16">f</text:p>
              </table:table-cell>
              <table:table-cell>
                <text:p text:style-name="P16">1 3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25" draw:layer="layout" svg:width="19cm" svg:height="14.293cm" svg:x="1cm" svg:y="14.207cm" presentation:class="notes" presentation:user-transformed="true">
            <draw:text-box>
              <text:p text:style-name="P23"><text:span text:style-name="T1">Tables that store schema metadata.</text:span></text:p>
              <text:list text:style-name="L4">
                <text:list-item>
                  <text:p text:style-name="P23"><text:span text:style-name="T13">pg_namespace</text:span><text:span text:style-name="T1">: contains information about database schemas</text:span></text:p>
                </text:list-item>
                <text:list-item>
                  <text:p text:style-name="P23"><text:span text:style-name="T13">pg_class</text:span><text:span text:style-name="T1">: contains information about different type of objetcs like tables, views, indexes. Inclides the number of rows and the table size on disk.</text:span></text:p>
                  <text:list>
                    <text:list-item>
                      <text:p text:style-name="P23"><text:span text:style-name="T1">We can see here that the relation kind is `r` which means it is a table.</text:span></text:p>
                    </text:list-item>
                    <text:list-item>
                      <text:p text:style-name="P23"><text:span text:style-name="T1">We can also see the number of pages is 1 and number of tuples is 40 as expected.</text:span></text:p>
                    </text:list-item>
                    <text:list-item>
                      <text:p text:style-name="P23"><text:span text:style-name="T1">It also shows that the relation does not have an index.</text:span></text:p>
                    </text:list-item>
                    <text:list-item>
                      <text:p text:style-name="P23"><text:span text:style-name="T1"/></text:p>
                    </text:list-item>
                  </text:list>
                </text:list-item>
                <text:list-item>
                  <text:p text:style-name="P23"><text:span text:style-name="T13">pg_index</text:span><text:span text:style-name="T1">: contains information about indexes. </text:span></text:p>
                </text:list-item>
              </text:list>
              <text:p text:style-name="P23"><text:span text:style-name="T1"/></text:p>
              <text:p text:style-name="P24"><text:span text:style-name="T1">ref: </text:span></text:p>
              <text:p text:style-name="P24"><text:span text:style-name="T1"><text:a xlink:href="https://www.postgresql.org/docs/current/catalogs.html" xlink:type="simple">https://www.postgresql.org/docs/current/catalogs.html</text:a></text:span></text:p>
            </draw:text-box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22">System Catalog Tables</text:p>
          </draw:text-box>
        </draw:frame>
        <draw:frame draw:style-name="gr19" draw:text-style-name="P14" draw:layer="layout" svg:width="22.5cm" svg:height="10.5cm" svg:x="1.5cm" svg:y="3cm">
          <draw:text-box>
            <text:p><text:span text:style-name="T2">SELECT</text:span></text:p>
            <text:p text:style-name="P20"><text:span text:style-name="T5"><text:s text:c="4"/></text:span><text:span text:style-name="T5">attname,</text:span><text:span text:style-name="T4"> -- Column name</text:span></text:p>
            <text:p text:style-name="P20"><text:span text:style-name="T11"><text:s text:c="4"/></text:span><text:span text:style-name="T11">atttypid::regtype, </text:span><text:span text:style-name="T4">-- Column type</text:span></text:p>
            <text:p text:style-name="P20"><text:span text:style-name="T14"><text:s text:c="4"/></text:span><text:span text:style-name="T5">attnum,</text:span><text:span text:style-name="T4"> -- Column number withing the table</text:span></text:p>
            <text:p text:style-name="P20"><text:span text:style-name="T4"><text:s text:c="4"/></text:span><text:span text:style-name="T5">attnotnull,</text:span><text:span text:style-name="T4"> -- Not NULL Constraint</text:span></text:p>
            <text:p text:style-name="P20"><text:span text:style-name="T11"><text:s text:c="4"/></text:span><text:span text:style-name="T11">attcompression, </text:span><text:span text:style-name="T4">-- Compression</text:span></text:p>
            <text:p text:style-name="P20"><text:span text:style-name="T5"><text:s text:c="4"/></text:span><text:span text:style-name="T5">attstorage </text:span><text:span text:style-name="T4">-- plain(p), external (e), main (m), extended (x)</text:span></text:p>
            <text:p text:style-name="P20"><text:span text:style-name="T2">FROM</text:span><text:span text:style-name="T5"> </text:span><text:span text:style-name="T12">pg_attribute</text:span></text:p>
            <text:p text:style-name="P20"><text:span text:style-name="T2">WHERE</text:span><text:span text:style-name="T5"> attrelid = </text:span><text:span text:style-name="T6">'customer'</text:span><text:span text:style-name="T5">::regclass </text:span><text:span text:style-name="T2">AND</text:span><text:span text:style-name="T5"> attnum &gt; 0;</text:span></text:p>
          </draw:text-box>
        </draw:frame>
        <draw:frame draw:style-name="gr15" draw:layer="layout" svg:width="21.481cm" svg:height="3.773cm" svg:x="1.726cm" svg:y="8.854cm">
          <table:table table:template-name="blue-gray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5" table:default-cell-style-name="ce3">
              <table:table-cell>
                <text:p text:style-name="P16"><text:span text:style-name="T15">attname</text:span></text:p>
              </table:table-cell>
              <table:table-cell>
                <text:p text:style-name="P16"><text:span text:style-name="T16">atttypid</text:span></text:p>
              </table:table-cell>
              <table:table-cell>
                <text:p text:style-name="P16"><text:span text:style-name="T15">attnum</text:span></text:p>
              </table:table-cell>
              <table:table-cell>
                <text:p text:style-name="P16"><text:span text:style-name="T15">attnotnull</text:span></text:p>
              </table:table-cell>
              <table:table-cell>
                <text:p text:style-name="P16"><text:span text:style-name="T16">attcompression</text:span></text:p>
              </table:table-cell>
              <table:table-cell>
                <text:p text:style-name="P16"><text:span text:style-name="T15">attstorage</text:span></text:p>
              </table:table-cell>
            </table:table-row>
            <table:table-row table:style-name="ro4" table:default-cell-style-name="ce3">
              <table:table-cell>
                <text:p text:style-name="P16">id</text:p>
              </table:table-cell>
              <table:table-cell>
                <text:p text:style-name="P16">bigint</text:p>
              </table:table-cell>
              <table:table-cell>
                <text:p text:style-name="P16">1</text:p>
              </table:table-cell>
              <table:table-cell>
                <text:p text:style-name="P16">t</text:p>
              </table:table-cell>
              <table:table-cell/>
              <table:table-cell>
                <text:p text:style-name="P16">p</text:p>
              </table:table-cell>
            </table:table-row>
            <table:table-row table:style-name="ro4" table:default-cell-style-name="ce3">
              <table:table-cell>
                <text:p text:style-name="P16">full_name</text:p>
              </table:table-cell>
              <table:table-cell>
                <text:p text:style-name="P16">character varying</text:p>
              </table:table-cell>
              <table:table-cell>
                <text:p text:style-name="P16">2</text:p>
              </table:table-cell>
              <table:table-cell>
                <text:p text:style-name="P16">t</text:p>
              </table:table-cell>
              <table:table-cell/>
              <table:table-cell>
                <text:p text:style-name="P16">x</text:p>
              </table:table-cell>
            </table:table-row>
            <table:table-row table:style-name="ro4" table:default-cell-style-name="ce3">
              <table:table-cell>
                <text:p text:style-name="P16">email</text:p>
              </table:table-cell>
              <table:table-cell>
                <text:p text:style-name="P16">character varying</text:p>
              </table:table-cell>
              <table:table-cell>
                <text:p text:style-name="P16">3</text:p>
              </table:table-cell>
              <table:table-cell>
                <text:p text:style-name="P16">t</text:p>
              </table:table-cell>
              <table:table-cell/>
              <table:table-cell>
                <text:p text:style-name="P16">x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3" draw:text-style-name="P13" draw:layer="layout" svg:width="16.799cm" svg:height="14.468cm" svg:x="2.1cm" svg:y="14.107cm" presentation:class="notes" presentation:user-transformed="true">
            <draw:text-box>
              <text:p text:style-name="P23"><text:span text:style-name="T1">Tables that store schema metadata:</text:span></text:p>
              <text:p text:style-name="P23"><text:span text:style-name="T13">pg_attribute</text:span><text:span text:style-name="T1">: contains information about columns of tables, like column names and constrains. For this attribute, the </text:span><text:span text:style-name="T13">storage strategy</text:span><text:span text:style-name="T1"> types are:</text:span></text:p>
              <text:p text:style-name="P23"><text:span text:style-name="T13">Plain</text:span><text:span text:style-name="T1">: prevents either compression or out-of-line storage. Is used for fixed value length like integer, decimal, etc.</text:span></text:p>
              <text:p text:style-name="P23"><text:span text:style-name="T13">External</text:span><text:span text:style-name="T1"> allows out-of-line storage but not compression. Is used for BLOB data, that stores in a separate file.</text:span></text:p>
              <text:p text:style-name="P23"><text:span text:style-name="T13">Main</text:span><text:span text:style-name="T1"> allows compression but not out-of-line storage. * (it just allow out-of-line storage when the row is too big to fit in 1 page).</text:span></text:p>
              <text:p text:style-name="P23"><text:span text:style-name="T13">Extended</text:span><text:span text:style-name="T1"> allows both compression and out-of-line storage. Is the defaul for TOAST-able data types like VARCHAR. Compression will be attempted first, then out-of-line storage if the row is still too big.</text:span></text:p>
              <text:p text:style-name="P23"><text:span text:style-name="T1">TOAST means The Oversized-Attribute Storage Technique.</text:span></text:p>
              <text:p text:style-name="P23"><text:span text:style-name="T1">This is to solve the probalem of tuple/rows expanding multiple pages.</text:span></text:p>
              <text:p text:style-name="P23"><text:span text:style-name="T1">‘</text:span><text:span text:style-name="T1">name’::regclass is used to convert name into the object id in the pg_class table.</text:span></text:p>
              <text:p text:style-name="P24"><text:span text:style-name="T1">ref: </text:span></text:p>
              <text:p text:style-name="P24"><text:span text:style-name="T1"><text:a xlink:href="https://www.postgresql.org/docs/current/catalogs.html" xlink:type="simple">https://www.postgresql.org/docs/current/catalogs.html</text:a></text:span></text:p>
              <text:p text:style-name="P24"><text:span text:style-name="T17"><text:a xlink:href="https://www.postgresql.org/docs/current/sql-altertable.html#SQL-ALTERTABLE-DESC-SET-STORAGE" xlink:type="simple">https://www.postgresql.org/docs/current/sql-altertable.html#SQL-ALTERTABLE-DESC-SET-STORAGE</text:a></text:span></text:p>
              <text:p text:style-name="P20"><text:span text:style-name="T17">https://medium.com/@lk.snatch/postgresql-compression-854a4647ee43</text:span></text:p>
            </draw:text-box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4" draw:text-style-name="P22" draw:layer="layout" svg:width="25cm" svg:height="2.5cm" svg:x="1.5cm" svg:y="0.5cm" presentation:class="title" presentation:user-transformed="true">
          <draw:text-box>
            <text:p text:style-name="P22">Indexing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p>The main objective is to speed up data retrival by reducing the number of pages scanned.</text:p>
            <text:p/>
            <text:list text:style-name="L2">
              <text:list-item>
                <text:p><text:span text:style-name="T18">Heap</text:span>: data stored without a cluster index.</text:p>
              </text:list-item>
              <text:list-item>
                <text:p><text:span text:style-name="T18">Cluster index*</text:span>: data phisicaly sorted on disk.</text:p>
              </text:list-item>
              <text:list-item>
                <text:p><text:span text:style-name="T18">Non-cluster index</text:span>: is a separate structure from the base 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21" draw:layer="layout" svg:width="16.799cm" svg:height="13.364cm" svg:x="2.1cm" svg:y="14.107cm" presentation:class="notes" presentation:user-transformed="true">
            <draw:text-box>
              <text:p text:style-name="P12"><text:span text:style-name="T9">Cluster indexes don’t require additional disk space.</text:span></text:p>
              <text:p text:style-name="P12"><text:span text:style-name="T9">In postgres, the cluster index concept is referred as clustering.</text:span></text:p>
              <text:p text:style-name="P12"><text:span text:style-name="T9">So we first need to create a non cluster index, and then cluster the data based on that index.</text:span></text:p>
              <text:p text:style-name="P12"><text:span text:style-name="T9"/></text:p>
              <text:p text:style-name="P12"><text:span text:style-name="T9"/></text:p>
              <text:p text:style-name="P12"><text:span text:style-name="T9"/></text:p>
              <text:p text:style-name="P12"><text:span text:style-name="T9"/></text:p>
              <text:p text:style-name="P12"><text:span text:style-name="T9">ref: </text:span><text:span text:style-name="T9"><text:a xlink:href="https://www.postgresql.org/docs/16/sql-cluster.html" xlink:type="simple">https://www.postgresql.org/docs/16/sql-cluster.html</text:a></text:span></text:p>
              <text:p text:style-name="P12"><text:span text:style-name="T9"/></text:p>
            </draw:text-box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4" draw:text-style-name="P22" draw:layer="layout" svg:width="25cm" svg:height="2.5cm" svg:x="1.5cm" svg:y="0.5cm" presentation:class="title" presentation:user-transformed="true">
          <draw:text-box>
            <text:p text:style-name="P22">Indexing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p>The main objective is to speed up data retrival by reducing the number of pages scanned.</text:p>
            <text:p/>
            <text:list text:style-name="L2">
              <text:list-item>
                <text:p><text:span text:style-name="T18">Heap</text:span>: data stored without a cluster index.</text:p>
              </text:list-item>
              <text:list-item>
                <text:p><text:span text:style-name="T18">Cluster index*</text:span>: data phisicaly sorted on disk.</text:p>
              </text:list-item>
              <text:list-item>
                <text:p><text:span text:style-name="T18">Non-cluster index</text:span>: is a separate structure from the base tabl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text-style-name="P21" draw:layer="layout" svg:width="16.799cm" svg:height="13.364cm" svg:x="2.1cm" svg:y="14.107cm" presentation:class="notes" presentation:user-transformed="true">
            <draw:text-box>
              <text:p text:style-name="P12"><text:span text:style-name="T9">Cluster indexes don’t require additional disk space.</text:span></text:p>
              <text:p text:style-name="P12"><text:span text:style-name="T9">In postgres, the cluster index concept is referred as clustering.</text:span></text:p>
              <text:p text:style-name="P12"><text:span text:style-name="T9">So we first need to create a non cluster index, and then cluster the data based on that index.</text:span></text:p>
              <text:p text:style-name="P12"><text:span text:style-name="T9"/></text:p>
              <text:p text:style-name="P12"><text:span text:style-name="T9"/></text:p>
              <text:p text:style-name="P12"><text:span text:style-name="T9"/></text:p>
              <text:p text:style-name="P12"><text:span text:style-name="T9"/></text:p>
              <text:p text:style-name="P12"><text:span text:style-name="T9">ref: </text:span><text:span text:style-name="T9"><text:a xlink:href="https://www.postgresql.org/docs/16/sql-cluster.html" xlink:type="simple">https://www.postgresql.org/docs/16/sql-cluster.html</text:a></text:span></text:p>
              <text:p text:style-name="P12"><text:span text:style-name="T9"/></text:p>
            </draw:text-box>
          </draw:frame>
        </presentation:notes>
      </draw:page>
      <draw:page draw:name="page10" draw:style-name="dp1" draw:master-page-name="Forestbird2_5f_" presentation:presentation-page-layout-name="AL2T1">
        <office:forms form:automatic-focus="false" form:apply-design-mode="false"/>
        <draw:frame presentation:style-name="pr17" draw:text-style-name="P22" draw:layer="layout" svg:width="25cm" svg:height="2.5cm" svg:x="1.5cm" svg:y="0.5cm" presentation:class="title" presentation:user-transformed="true">
          <draw:text-box>
            <text:p text:style-name="P22">Indexing</text:p>
          </draw:text-box>
        </draw:frame>
        <draw:frame draw:style-name="gr20" draw:text-style-name="P14" draw:layer="layout" svg:width="22.443cm" svg:height="12.131cm" svg:x="1.5cm" svg:y="3cm">
          <draw:text-box>
            <text:p><text:span text:style-name="T2">CREATE TABLE</text:span><text:span text:style-name="T3"> product</text:span></text:p>
            <text:p><text:span text:style-name="T3">(</text:span></text:p>
            <text:p><text:span text:style-name="T3"><text:s text:c="4"/></text:span><text:span text:style-name="T3">id </text:span><text:span text:style-name="T2">SERIAL PRIMARY KEY</text:span><text:span text:style-name="T3">,</text:span></text:p>
            <text:p text:style-name="P20"><text:span text:style-name="T19"><text:s text:c="4"/></text:span><text:span text:style-name="T19">store_id</text:span><text:span text:style-name="T3"> </text:span><text:span text:style-name="T2">BIGINT NOT NULL</text:span><text:span text:style-name="T3">,</text:span></text:p>
            <text:p><text:span text:style-name="T3"><text:s text:c="4"/></text:span><text:span text:style-name="T3">name </text:span><text:span text:style-name="T2">VARCHAR(50) NOT NULL</text:span><text:span text:style-name="T3">,</text:span></text:p>
            <text:p><text:span text:style-name="T20"><text:s text:c="4"/></text:span><text:span text:style-name="T20">description </text:span><text:span text:style-name="T21">TEXT NOT NULL</text:span><text:span text:style-name="T7">,</text:span></text:p>
            <text:p text:style-name="P20"><text:span text:style-name="T19"><text:s text:c="4"/></text:span><text:span text:style-name="T19">image_url </text:span><text:span text:style-name="T21">VARCHAR(400) NOT NULL</text:span><text:span text:style-name="T19">,</text:span></text:p>
            <text:p text:style-name="P20"><text:span text:style-name="T19"><text:s text:c="4"/></text:span><text:span text:style-name="T19">price</text:span><text:span text:style-name="T7"> </text:span><text:span text:style-name="T2">DECIMAL(10,2) NOT NULL</text:span><text:span text:style-name="T7">,</text:span></text:p>
            <text:p text:style-name="P20"><text:span text:style-name="T19"><text:s text:c="4"/></text:span><text:span text:style-name="T19">stock</text:span><text:span text:style-name="T7"> </text:span><text:span text:style-name="T2">INTEGER NOT NULL</text:span></text:p>
            <text:p><text:span text:style-name="T3">);</text:span></text:p>
            <text:p><text:span text:style-name="T3"/></text:p>
            <text:p><text:span text:style-name="T3"/></text:p>
            <text:p text:style-name="P20"><text:span text:style-name="T2">INSERT INTO</text:span><text:span text:style-name="T5"> product (store_id, name, description, image_url, price, stock)</text:span></text:p>
            <text:p text:style-name="P20"><text:span text:style-name="T2">SELECT</text:span></text:p>
            <text:p text:style-name="P20"><text:span text:style-name="T5"><text:s text:c="4"/></text:span><text:span text:style-name="T5">id % 10 + 1,</text:span></text:p>
            <text:p text:style-name="P20"><text:span text:style-name="T5"><text:s text:c="4"/></text:span><text:span text:style-name="T5">CONCAT(</text:span><text:span text:style-name="T6">'Product '</text:span><text:span text:style-name="T5">, id),</text:span></text:p>
            <text:p text:style-name="P20"><text:span text:style-name="T5"><text:s text:c="4"/></text:span><text:span text:style-name="T5">CONCAT(</text:span><text:span text:style-name="T6">'Description '</text:span><text:span text:style-name="T5">, id),</text:span></text:p>
            <text:p text:style-name="P20"><text:span text:style-name="T11"><text:s text:c="4"/></text:span><text:span text:style-name="T11">CONCAT(</text:span><text:span text:style-name="T22">'https://example.com/product/'</text:span><text:span text:style-name="T11">, id, </text:span><text:span text:style-name="T6">'.jpg'</text:span><text:span text:style-name="T5">),</text:span></text:p>
            <text:p text:style-name="P20"><text:span text:style-name="T5"><text:s text:c="4"/></text:span><text:span text:style-name="T5">random() * 100,</text:span></text:p>
            <text:p text:style-name="P20"><text:span text:style-name="T5"><text:s text:c="4"/></text:span><text:span text:style-name="T5">random() * 100</text:span></text:p>
            <text:p text:style-name="P20"><text:span text:style-name="T2">FROM</text:span><text:span text:style-name="T5"> generate_series(1, 2000000) AS id;</text:span></text:p>
            <text:p text:style-name="P20"><text:span text:style-name="T5"/></text:p>
            <text:p text:style-name="P20"><text:span text:style-name="T5"/></text:p>
            <text:p text:style-name="P2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8" draw:text-style-name="P21" draw:layer="layout" svg:width="16.799cm" svg:height="13.364cm" svg:x="2.1cm" svg:y="14.107cm" presentation:class="notes" presentation:user-transformed="true">
            <draw:text-box>
              <text:p text:style-name="P12"><text:span text:style-name="T9">How would you select your cluster index and secondary indexes here? All depends in how you access the database. </text:span></text:p>
              <text:p text:style-name="P12"><text:span text:style-name="T9"/></text:p>
              <text:p text:style-name="P12"><text:span text:style-name="T9">In this case in order to optimeze for query single product by id, because you query 1 at a time you can use a simple secondary index. You don’t need to cluster them.</text:span></text:p>
              <text:p text:style-name="P12"><text:span text:style-name="T9"/></text:p>
              <text:p text:style-name="P12"><text:span text:style-name="T9">In the case you want to query all the products that belong to a particular store_id, then you beter cluster by store_id and not by product id.</text:span></text:p>
            </draw:text-box>
          </draw:frame>
        </presentation:notes>
      </draw:page>
      <draw:page draw:name="page11" draw:style-name="dp1" draw:master-page-name="Forestbird2_5f__5f_" presentation:presentation-page-layout-name="AL2T1">
        <office:forms form:automatic-focus="false" form:apply-design-mode="false"/>
        <draw:frame presentation:style-name="pr19" draw:text-style-name="P22" draw:layer="layout" svg:width="25cm" svg:height="2.5cm" svg:x="1.5cm" svg:y="0.5cm" presentation:class="title" presentation:user-transformed="true">
          <draw:text-box>
            <text:p text:style-name="P22">Indexing</text:p>
          </draw:text-box>
        </draw:frame>
        <draw:frame draw:style-name="gr21" draw:text-style-name="P26" draw:layer="layout" svg:width="7.041cm" svg:height="1.874cm" svg:x="10.351cm" svg:y="4.687cm">
          <draw:text-box>
            <text:p text:style-name="P20"><text:span text:style-name="T21">SELECT *</text:span><text:span text:style-name="T21"><text:line-break/></text:span><text:span text:style-name="T21">FROM </text:span><text:span text:style-name="T19">product</text:span><text:span text:style-name="T19"><text:line-break/></text:span><text:span text:style-name="T2">WHERE</text:span><text:span text:style-name="T7"> store_</text:span><text:span text:style-name="T3">id = 345;</text:span></text:p>
          </draw:text-box>
        </draw:frame>
        <draw:g draw:style-name="gr22">
          <draw:custom-shape draw:style-name="gr23" draw:text-style-name="P3" draw:layer="layout" svg:width="18.622cm" svg:height="3.007cm" svg:x="4.108cm" svg:y="10.99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7" draw:layer="layout" svg:width="4.126cm" svg:height="0.962cm" svg:x="11.028cm" svg:y="12.425cm">
            <draw:text-box>
              <text:p>Table (Heap)</text:p>
            </draw:text-box>
          </draw:frame>
          <draw:custom-shape draw:style-name="gr25" draw:text-style-name="P5" draw:layer="layout" svg:width="1.634cm" svg:height="1.5cm" svg:x="4.108cm" svg:y="10.993cm">
            <text:p text:style-name="P4">P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21.096cm" svg:y="12.5cm">
            <text:p text:style-name="P4">P<text:span text:style-name="T23">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7.376cm" svg:y="10.993cm">
            <text:p text:style-name="P4">P<text:span text:style-name="T23">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5.742cm" svg:y="10.993cm">
            <text:p text:style-name="P4">P<text:span text:style-name="T23">2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5cm" svg:height="1cm" svg:x="9.184cm" svg:y="11.534cm">
            <draw:text-box>
              <text:p>...</text:p>
            </draw:text-box>
          </draw:frame>
        </draw:g>
        <draw:line draw:style-name="gr6" draw:text-style-name="P6" draw:layer="layout" svg:x1="11.527cm" svg:y1="6.623cm" svg:x2="5.09cm" svg:y2="11.001cm">
          <text:p/>
        </draw:line>
        <draw:line draw:style-name="gr6" draw:text-style-name="P6" draw:layer="layout" svg:x1="11.548cm" svg:y1="6.603cm" svg:x2="5.111cm" svg:y2="10.981cm">
          <text:p/>
        </draw:line>
        <draw:line draw:style-name="gr6" draw:text-style-name="P6" draw:layer="layout" svg:x1="11.548cm" svg:y1="6.603cm" svg:x2="6.591cm" svg:y2="10.986cm">
          <text:p/>
        </draw:line>
        <draw:line draw:style-name="gr6" draw:text-style-name="P6" draw:layer="layout" svg:x1="11.569cm" svg:y1="6.583cm" svg:x2="8.2cm" svg:y2="11.001cm">
          <text:p/>
        </draw:line>
        <draw:line draw:style-name="gr6" draw:text-style-name="P6" draw:layer="layout" svg:x1="11.569cm" svg:y1="6.583cm" svg:x2="21.94cm" svg:y2="12.533cm">
          <text:p/>
        </draw:line>
        <draw:frame draw:style-name="gr26" draw:text-style-name="P27" draw:layer="layout" svg:width="6.42cm" svg:height="0.961cm" svg:x="17.159cm" svg:y="4.967cm">
          <draw:text-box>
            <text:p>Sequential Scan</text:p>
          </draw:text-box>
        </draw:frame>
        <draw:custom-shape draw:style-name="gr27" draw:text-style-name="P8" draw:layer="layout" svg:width="0.499cm" svg:height="1.607cm" svg:x="16.441cm" svg:y="4.689cm">
          <text:p/>
          <draw:enhanced-geometry svg:viewBox="0 0 21600 21600" draw:glue-points="0 0 0 21600 21600 10800" draw:text-areas="0 ?f9 7800 ?f10" draw:type="right-brace" draw:modifiers="1800 10901.117487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0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orestbird2_5f__5f__5f_" presentation:presentation-page-layout-name="AL2T1">
        <office:forms form:automatic-focus="false" form:apply-design-mode="false"/>
        <draw:frame presentation:style-name="pr21" draw:text-style-name="P22" draw:layer="layout" svg:width="25cm" svg:height="2.5cm" svg:x="1.5cm" svg:y="0.5cm" presentation:class="title" presentation:user-transformed="true">
          <draw:text-box>
            <text:p text:style-name="P22">Indexing</text:p>
          </draw:text-box>
        </draw:frame>
        <draw:frame draw:style-name="gr28" draw:text-style-name="P26" draw:layer="layout" svg:width="7.041cm" svg:height="1.874cm" svg:x="10.351cm" svg:y="4.687cm">
          <draw:text-box>
            <text:p text:style-name="P20"><text:span text:style-name="T21">SELECT *</text:span><text:span text:style-name="T21"><text:line-break/></text:span><text:span text:style-name="T21">FROM </text:span><text:span text:style-name="T19">product</text:span><text:span text:style-name="T19"><text:line-break/></text:span><text:span text:style-name="T2">WHERE </text:span><text:span text:style-name="T3">id = 345;</text:span></text:p>
          </draw:text-box>
        </draw:frame>
        <draw:g draw:style-name="gr22">
          <draw:custom-shape draw:style-name="gr23" draw:text-style-name="P3" draw:layer="layout" svg:width="18.622cm" svg:height="3.007cm" svg:x="4.108cm" svg:y="10.99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7" draw:layer="layout" svg:width="4.126cm" svg:height="0.962cm" svg:x="11.028cm" svg:y="12.425cm">
            <draw:text-box>
              <text:p>Table (Heap)</text:p>
            </draw:text-box>
          </draw:frame>
          <draw:custom-shape draw:style-name="gr25" draw:text-style-name="P5" draw:layer="layout" svg:width="1.634cm" svg:height="1.5cm" svg:x="4.108cm" svg:y="10.993cm">
            <text:p text:style-name="P4">P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21.096cm" svg:y="12.5cm">
            <text:p text:style-name="P4">P<text:span text:style-name="T23">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7.376cm" svg:y="10.993cm">
            <text:p text:style-name="P4">P<text:span text:style-name="T23">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634cm" svg:height="1.5cm" svg:x="5.742cm" svg:y="10.993cm">
            <text:p text:style-name="P4">P<text:span text:style-name="T23">2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5cm" svg:height="1cm" svg:x="9.184cm" svg:y="11.534cm">
            <draw:text-box>
              <text:p>...</text:p>
            </draw:text-box>
          </draw:frame>
        </draw:g>
        <draw:line draw:style-name="gr6" draw:text-style-name="P6" draw:layer="layout" svg:x1="11.527cm" svg:y1="6.623cm" svg:x2="5.09cm" svg:y2="11.001cm">
          <text:p/>
        </draw:line>
        <draw:line draw:style-name="gr6" draw:text-style-name="P6" draw:layer="layout" svg:x1="11.548cm" svg:y1="6.603cm" svg:x2="5.111cm" svg:y2="10.981cm">
          <text:p/>
        </draw:line>
        <draw:line draw:style-name="gr6" draw:text-style-name="P6" draw:layer="layout" svg:x1="11.548cm" svg:y1="6.603cm" svg:x2="6.591cm" svg:y2="10.986cm">
          <text:p/>
        </draw:line>
        <draw:line draw:style-name="gr6" draw:text-style-name="P6" draw:layer="layout" svg:x1="11.569cm" svg:y1="6.583cm" svg:x2="8.2cm" svg:y2="11.001cm">
          <text:p/>
        </draw:line>
        <draw:line draw:style-name="gr6" draw:text-style-name="P6" draw:layer="layout" svg:x1="11.569cm" svg:y1="6.583cm" svg:x2="21.94cm" svg:y2="12.533cm">
          <text:p/>
        </draw:line>
        <draw:frame draw:style-name="gr26" draw:text-style-name="P27" draw:layer="layout" svg:width="6.42cm" svg:height="0.961cm" svg:x="15.759cm" svg:y="4.967cm">
          <draw:text-box>
            <text:p>Seq Scan</text:p>
          </draw:text-box>
        </draw:frame>
        <draw:custom-shape draw:style-name="gr27" draw:text-style-name="P8" draw:layer="layout" svg:width="0.499cm" svg:height="1.607cm" svg:x="15.041cm" svg:y="4.689cm">
          <text:p/>
          <draw:enhanced-geometry svg:viewBox="0 0 21600 21600" draw:glue-points="0 0 0 21600 21600 10800" draw:text-areas="0 ?f9 7800 ?f10" draw:type="right-brace" draw:modifiers="1800 10901.117487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26" draw:layer="layout" svg:width="7.041cm" svg:height="3.716cm" svg:x="1.734cm" svg:y="3.124cm">
          <draw:text-box>
            <text:p text:style-name="P20"><text:span text:style-name="T21">CREATE INDEX</text:span><text:span text:style-name="T11"> *ix_</text:span><text:span text:style-name="T21"><text:line-break/></text:span><text:span text:style-name="T21">FROM </text:span><text:span text:style-name="T19">product</text:span><text:span text:style-name="T19"><text:line-break/></text:span><text:span text:style-name="T2">WHERE </text:span><text:span text:style-name="T3">id = 345;</text:span><text:span text:style-name="T3"><text:line-break/></text:span><text:span text:style-name="T3"/></text:p>
            <text:p text:style-name="P20"><text:span text:style-name="T3">CREATE INDEX ix_product ON webstore.product USING btree (id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2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Forestbird3_5f_" presentation:presentation-page-layout-name="AL2T1">
        <office:forms form:automatic-focus="false" form:apply-design-mode="false"/>
        <draw:frame presentation:style-name="pr23" draw:layer="layout" svg:width="25cm" svg:height="2.5cm" svg:x="1.5cm" svg:y="0.5cm" presentation:class="title">
          <draw:text-box>
            <text:p text:style-name="P22">Explain</text:p>
          </draw:text-box>
        </draw:frame>
        <draw:frame presentation:style-name="pr24" draw:text-style-name="P28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4">The </text:span><text:span text:style-name="T25">EXPLAIN</text:span><text:span text:style-name="T24"> command will generate a query plan.</text:span></text:p>
              </text:list-item>
              <text:list-item>
                <text:p text:style-name="P23"><text:span text:style-name="T24">The </text:span><text:span text:style-name="T25">EXPLAIN ANALYZE</text:span><text:span text:style-name="T24"> command will actually execute thq query and show what actually happen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_5f_" presentation:presentation-page-layout-name="AL2T1">
        <office:forms form:automatic-focus="false" form:apply-design-mode="false"/>
        <draw:frame presentation:style-name="pr23" draw:layer="layout" svg:width="25cm" svg:height="2.5cm" svg:x="1.5cm" svg:y="0.5cm" presentation:class="title">
          <draw:text-box>
            <text:p text:style-name="P22">Monitoring</text:p>
          </draw:text-box>
        </draw:frame>
        <draw:frame presentation:style-name="pr24" draw:layer="layout" svg:width="25cm" svg:height="9cm" svg:x="1.5cm" svg:y="3.5cm" presentation:class="outline" presentation:user-transformed="true">
          <draw:text-box>
            <text:p>The extension pg_stat_statements</text:p>
            <text:p/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13" svg:d="M0 13l10-13 10 13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-background" style:display-name="Forestbird2___-background" style:family="presentation">
      <style:graphic-properties draw:stroke="none" draw:fill="none" style:repeat="stretch"/>
      <style:text-properties style:letter-kerning="true"/>
    </style:style>
    <style:style style:name="Forestbird2_5f__5f__5f_-backgroundobjects" style:display-name="Forestbird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-notes" style:display-name="Forestbird2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-outline1" style:display-name="Forestbird2___-outline1" style:family="presentation">
      <style:graphic-properties draw:stroke="none" draw:fill="none" draw:auto-grow-height="false" draw:fit-to-size="false" style:shrink-to-fit="true">
        <text:list-style style:name="Forestbird2_5f__5f__5f_-outline1" style:display-name="Forestbird2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-outline2" style:display-name="Forestbird2___-outline2" style:family="presentation" style:parent-style-name="Forestbird2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-outline3" style:display-name="Forestbird2___-outline3" style:family="presentation" style:parent-style-name="Forestbird2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-outline4" style:display-name="Forestbird2___-outline4" style:family="presentation" style:parent-style-name="Forestbird2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-outline5" style:display-name="Forestbird2___-outline5" style:family="presentation" style:parent-style-name="Forestbird2_5f__5f__5f_-outline4">
      <style:paragraph-properties fo:margin-left="0cm" fo:margin-right="0cm" fo:margin-top="0.074cm" fo:margin-bottom="0cm" fo:text-indent="0cm"/>
    </style:style>
    <style:style style:name="Forestbird2_5f__5f__5f_-outline6" style:display-name="Forestbird2___-outline6" style:family="presentation" style:parent-style-name="Forestbird2_5f__5f__5f_-outline5"/>
    <style:style style:name="Forestbird2_5f__5f__5f_-outline7" style:display-name="Forestbird2___-outline7" style:family="presentation" style:parent-style-name="Forestbird2_5f__5f__5f_-outline6"/>
    <style:style style:name="Forestbird2_5f__5f__5f_-outline8" style:display-name="Forestbird2___-outline8" style:family="presentation" style:parent-style-name="Forestbird2_5f__5f__5f_-outline7"/>
    <style:style style:name="Forestbird2_5f__5f__5f_-outline9" style:display-name="Forestbird2___-outline9" style:family="presentation" style:parent-style-name="Forestbird2_5f__5f__5f_-outline8"/>
    <style:style style:name="Forestbird2_5f__5f__5f_-subtitle" style:display-name="Forestbird2___-subtitle" style:family="presentation">
      <style:graphic-properties draw:stroke="none" draw:fill="none" draw:textarea-vertical-align="middle">
        <text:list-style style:name="Forestbird2_5f__5f__5f_-subtitle" style:display-name="Forestbird2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-title" style:display-name="Forestbird2___-title" style:family="presentation">
      <style:graphic-properties draw:stroke="none" draw:fill="none" draw:textarea-vertical-align="middle">
        <text:list-style style:name="Forestbird2_5f__5f__5f_-title" style:display-name="Forestbird2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2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2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2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2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2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-title" draw:layer="backgroundobjects" svg:width="25cm" svg:height="2.5cm" svg:x="1.5cm" svg:y="0.5cm" presentation:class="title" presentation:placeholder="true">
        <draw:text-box/>
      </draw:frame>
      <draw:frame presentation:style-name="Forestbird2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" style:display-name="Forestbird2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-title" draw:layer="backgroundobjects" svg:width="14.848cm" svg:height="11.136cm" svg:x="3.075cm" svg:y="2.257cm" presentation:class="page"/>
        <draw:frame presentation:style-name="Forestbird2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22:42:27.369000000</meta:creation-date>
    <meta:editing-duration>P10DT4H47M26S</meta:editing-duration>
    <meta:editing-cycles>16</meta:editing-cycles>
    <meta:generator>LibreOffice/7.6.2.1$Windows_X86_64 LibreOffice_project/56f7684011345957bbf33a7ee678afaf4d2ba333</meta:generator>
    <dc:title>Forestbird</dc:title>
    <dc:date>2023-11-01T23:45:01.286000000</dc:date>
    <meta:document-statistic meta:object-count="656"/>
  </office:meta>
</office:document-meta>
</file>